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3823in" svg:y="0.4264in">
            <draw:object draw:notify-on-update-of-ranges="Sheet1.E1:Sheet1.E1 Sheet1.E2:Sheet1.E6 Sheet1.F1:Sheet1.F1 Sheet1.F2:Sheet1.F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3.63" calcext:value-type="float">
            <text:p>3.63</text:p>
          </table:table-cell>
          <table:table-cell office:value-type="string" calcext:value-type="string">
            <text:p>STDEV:</text:p>
          </table:table-cell>
          <table:table-cell table:formula="of:=STDEV([.A1:.A15])" office:value-type="float" office:value="0.105613851905352" calcext:value-type="float">
            <text:p>0.1056138519</text:p>
          </table:table-cell>
          <table:table-cell table:number-columns-repeated="2"/>
          <table:table-cell office:value-type="string" calcext:value-type="string">
            <text:p>Verteilung der Bauteillaengen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MW:</text:p>
          </table:table-cell>
          <table:table-cell table:formula="of:=AVERAGE([.A1:.A15])" office:value-type="float" office:value="3.504" calcext:value-type="float">
            <text:p>3.50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table:number-columns-repeated="5"/>
        </table:table-row>
        <table:table-row table:style-name="ro1">
          <table:table-cell office:value-type="float" office:value="3.45" calcext:value-type="float">
            <text:p>3.45</text:p>
          </table:table-cell>
          <table:table-cell table:number-columns-repeated="5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number-columns-repeated="5"/>
        </table:table-row>
        <table:table-row table:style-name="ro1">
          <table:table-cell office:value-type="float" office:value="3.64" calcext:value-type="float">
            <text:p>3.64</text:p>
          </table:table-cell>
          <table:table-cell table:number-columns-repeated="5"/>
        </table:table-row>
        <table:table-row table:style-name="ro1">
          <table:table-cell office:value-type="float" office:value="3.61" calcext:value-type="float">
            <text:p>3.61</text:p>
          </table:table-cell>
          <table:table-cell table:number-columns-repeated="5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c_p</text:p>
          </table:table-cell>
          <table:table-cell table:formula="of:=0.4/(6*[.C1])" office:value-type="float" office:value="0.631230330718465" calcext:value-type="float">
            <text:p>0.6312303307</text:p>
          </table:table-cell>
          <table:table-cell table:number-columns-repeated="2"/>
        </table:table-row>
        <table:table-row table:style-name="ro1">
          <table:table-cell office:value-type="float" office:value="3.57" calcext:value-type="float">
            <text:p>3.57</text:p>
          </table:table-cell>
          <table:table-cell/>
          <table:table-cell office:value-type="string" calcext:value-type="string">
            <text:p>c_p_k</text:p>
          </table:table-cell>
          <table:table-cell table:formula="of:=[.D13]*(1-(0.104/0.4))" office:value-type="float" office:value="0.467110444731664" calcext:value-type="float">
            <text:p>0.4671104447</text:p>
          </table:table-cell>
          <table:table-cell table:number-columns-repeated="2"/>
        </table:table-row>
        <table:table-row table:style-name="ro1">
          <table:table-cell office:value-type="float" office:value="3.41" calcext:value-type="float">
            <text:p>3.41</text:p>
          </table:table-cell>
          <table:table-cell/>
          <table:table-cell office:value-type="string" calcext:value-type="string">
            <text:p>p</text:p>
          </table:table-cell>
          <table:table-cell table:formula="of:=0.5-ERF(3*[.D14]/SQRT(2))/2" office:value-type="float" office:value="0.0805575076514715" calcext:value-type="float">
            <text:p>0.08055750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8:15:51.985949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7:51:28.137912093</meta:creation-date>
    <dc:date>2014-12-11T18:29:17.399503221</dc:date>
    <meta:editing-duration>PT24M16S</meta:editing-duration>
    <meta:editing-cycles>4</meta:editing-cycles>
    <meta:generator>LibreOffice/4.3.4.1$Linux_X86_64 LibreOffice_project/430m0$Build-1</meta:generator>
    <meta:document-statistic meta:table-count="1" meta:cell-count="3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2cm" svg:y="4.002cm" style:legend-expansion="high" chart:style-name="ch2"/>
        <chart:plot-area chart:style-name="ch3" table:cell-range-address="Sheet1.E1:Sheet1.F6" chart:data-source-has-labels="row" svg:x="0.32cm" svg:y="0.18cm" svg:width="11.502cm" svg:height="8.64cm">
          <chartooo:coordinate-region svg:x="0.783cm" svg:y="0.38cm" svg:width="10.66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6" chart:label-cell-address="Sheet1.F1:Sheet1.F1" chart:class="chart:scatter">
            <chart:domain table:cell-range-address="Sheet1.E2:Sheet1.E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Verteilung der Bauteillaenge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">
                <text:p>3.2</text:p>
                <draw:g>
                  <svg:desc>Sheet1.E2:Sheet1.E6</svg:desc>
                </draw:g>
              </table:table-cell>
              <table:table-cell office:value-type="float" office:value="0">
                <text:p>0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">
                <text:p>3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